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Standard">
      <style:paragraph-properties fo:text-align="center" style:justify-single-word="false"/>
    </style:style>
    <style:style style:name="P4" style:family="paragraph" style:parent-style-name="Standard">
      <style:text-properties fo:font-size="11pt" style:font-size-asian="11pt" style:font-size-complex="11pt"/>
    </style:style>
    <style:style style:name="P5" style:family="paragraph" style:parent-style-name="Table_20_Contents">
      <style:text-properties fo:font-size="2pt" style:font-size-asian="2pt" style:font-size-complex="2pt"/>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style:text-underline-style="solid" style:text-underline-width="auto" style:text-underline-color="font-color" fo:font-weight="normal" style:font-weight-asian="normal" style:font-weight-complex="normal"/>
    </style:style>
    <style:style style:name="P8" style:family="paragraph" style:parent-style-name="Text_20_body">
      <style:paragraph-properties fo:text-align="center" style:justify-single-word="false"/>
      <style:text-properties style:text-underline-style="solid" style:text-underline-width="auto" style:text-underline-color="font-color"/>
    </style:style>
    <style:style style:name="P9" style:family="paragraph" style:parent-style-name="Text_20_body">
      <style:text-properties style:text-underline-style="none"/>
    </style:style>
    <style:style style:name="P10" style:family="paragraph" style:parent-style-name="Text_20_body">
      <style:text-properties style:text-underline-style="none" fo:font-weight="normal" style:font-weight-asian="normal" style:font-weight-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tyle="normal" style:text-underline-style="none" style:font-style-asian="normal" style:font-style-complex="normal"/>
    </style:style>
    <style:style style:name="P13" style:family="paragraph" style:parent-style-name="Text_20_body">
      <style:paragraph-properties fo:text-align="start" style:justify-single-word="false"/>
    </style:style>
    <style:style style:name="P14" style:family="paragraph" style:parent-style-name="Text_20_body">
      <style:text-properties style:font-name="Times New Roman"/>
    </style:style>
    <style:style style:name="P15" style:family="paragraph" style:parent-style-name="Text_20_body">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P16" style:family="paragraph" style:parent-style-name="Text_20_body">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P17" style:family="paragraph" style:parent-style-name="Text_20_body">
      <style:paragraph-properties fo:text-align="center" style:justify-single-word="false"/>
    </style:style>
    <style:style style:name="P18" style:family="paragraph" style:parent-style-name="Text_20_body">
      <style:text-properties style:use-window-font-color="true" style:font-name="Times New Roman" fo:background-color="transparent"/>
    </style:style>
    <style:style style:name="P19" style:family="paragraph" style:parent-style-name="Text_20_body">
      <style:text-properties fo:font-size="11pt" style:font-size-asian="11pt" style:font-size-complex="11pt"/>
    </style:style>
    <style:style style:name="P20" style:family="paragraph" style:parent-style-name="Text_20_body">
      <style:paragraph-properties fo:margin-left="0mm" fo:margin-right="0mm" fo:text-indent="10mm" style:auto-text-indent="false"/>
    </style:style>
    <style:style style:name="P21"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22" style:family="paragraph" style:parent-style-name="Text_20_body">
      <style:paragraph-properties fo:margin-left="0mm" fo:margin-right="0mm" fo:orphans="2" fo:widows="2" fo:text-indent="0mm" style:auto-text-indent="false"/>
    </style:style>
    <style:style style:name="P23" style:family="paragraph" style:parent-style-name="Text_20_body" style:list-style-name="">
      <style:paragraph-properties fo:text-align="center" style:justify-single-word="false"/>
    </style:style>
    <style:style style:name="P24" style:family="paragraph" style:parent-style-name="Text_20_body">
      <style:text-properties style:text-underline-style="none"/>
    </style:style>
    <style:style style:name="P25" style:family="paragraph" style:parent-style-name="Heading_20_1" style:list-style-name="">
      <style:paragraph-properties fo:text-align="center" style:justify-single-word="false"/>
    </style:style>
    <style:style style:name="P26" style:family="paragraph" style:parent-style-name="Heading_20_1">
      <style:paragraph-properties fo:break-before="page"/>
    </style:style>
    <style:style style:name="P27" style:family="paragraph" style:parent-style-name="Heading_20_1" style:list-style-name="">
      <style:paragraph-properties fo:text-align="center" style:justify-single-word="false" fo:break-before="page"/>
    </style:style>
    <style:style style:name="P28" style:family="paragraph" style:parent-style-name="Heading_20_2">
      <style:paragraph-properties fo:break-before="page"/>
    </style:style>
    <style:style style:name="P29" style:family="paragraph" style:parent-style-name="Heading_20_3">
      <style:text-properties style:text-underline-style="solid" style:text-underline-width="auto" style:text-underline-color="font-color"/>
    </style:style>
    <style:style style:name="P30" style:family="paragraph" style:parent-style-name="Contents_20_1">
      <style:text-properties style:text-underline-style="none"/>
    </style:style>
    <style:style style:name="P31" style:family="paragraph" style:parent-style-name="Contents_20_1" style:list-style-name="List_20_1"/>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fo:font-size="11pt" fo:letter-spacing="normal" fo:font-style="normal" fo:font-weight="normal" style:font-size-asian="11pt" style:font-size-complex="11pt"/>
    </style:style>
    <style:style style:name="T9" style:family="text">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T10" style:family="text">
      <style:text-properties fo:font-variant="normal" fo:text-transform="none" style:use-window-font-color="true" style:font-name="Times New Roman" fo:font-size="11pt" fo:letter-spacing="normal" fo:font-style="normal" fo:font-weight="normal" style:font-size-asian="11pt" style:font-size-complex="11pt"/>
    </style:style>
    <style:style style:name="T11" style:family="text">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T12" style:family="text">
      <style:text-properties fo:font-variant="normal" fo:text-transform="none" style:use-window-font-color="true" style:text-line-through-style="none" style:font-name="Times New Roman" fo:font-size="11pt" fo:letter-spacing="normal" fo:font-style="normal" style:text-underline-style="none" fo:font-weight="normal" style:text-blinking="false" style:font-size-asian="11pt" style:font-size-complex="11pt"/>
    </style:style>
    <style:style style:name="T13" style:family="text">
      <style:text-properties fo:font-variant="normal" fo:text-transform="none" fo:color="#000000" style:font-name="Arial1" fo:font-size="8.25pt" fo:letter-spacing="normal" fo:font-style="normal" fo:font-weight="normal"/>
    </style:style>
    <style:style style:name="T14" style:family="text">
      <style:text-properties fo:font-size="11pt" style:font-size-asian="11pt" style:font-size-complex="11pt"/>
    </style:style>
    <style:style style:name="T15" style:family="text">
      <style:text-properties style:use-window-font-color="true" style:font-name="Times New Roman" fo:font-size="11pt" style:font-size-asian="11pt" style:font-size-complex="11pt"/>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POZNÁMKY</text:h>
      <text:p text:style-name="P13">Podtržené věty jsou moje komentáře nebo dotazy.</text:p>
      <text:p text:style-name="P13">Zatím nevkládám žádné obrázky a grafy</text:p>
      <text:p text:style-name="P13">Členění kapitol je zatím pouze nástřel</text:p>
      <text:p text:style-name="P13">Poznámky pod čarou – jejich odkazová část – zatím nesplňují ISO normu.</text:p>
      <text:p text:style-name="P13">Seznam literatury doplním později</text:p>
      <text:p text:style-name="P13">U všech textů uvádím zdroje.</text:p>
      <text:p text:style-name="P13">Tam kde mám dané odkazy přímo v textu z nich budu ještě čerpat.</text:p>
      <text:p text:style-name="P13">Zatím nedodržuji úplně typografii – například kurzívu u názvů, správné odkazy na zdroje atd. Pravděpodobně to nakonec vysázím v DOCBOOKu.</text:p>
      <text:h text:style-name="P27" text:outline-level="1">Nástroje pro migraci webového archivu</text:h>
      <text:p text:style-name="P17"/>
      <text:p text:style-name="P8">(Experimentální název)</text:p>
      <text:h text:style-name="P23" text:outline-level="1">Martin Prokop</text:h>
      <text:h text:style-name="P26" text:outline-level="1">Prohlášení</text:h>
      <text:p text:style-name="P6">(Doplním později)</text:p>
      <text:h text:style-name="P26" text:outline-level="1">Shrnutí</text:h>
      <text:p text:style-name="P6">(Doplním později)</text:p>
      <text:h text:style-name="P26" text:outline-level="1">Klíčová slova</text:h>
      <text:p text:style-name="P6">(Doplním později)</text:p>
      <text:h text:style-name="P26" text:outline-level="1">Obsah</text:h>
      <text:p text:style-name="P6">(Doplním později)</text:p>
      <text:h text:style-name="P26" text:outline-level="1">Úvod</text:h>
      <text:p text:style-name="P6">(Doplním později)</text:p>
      <text:p text:style-name="P6">Budu psát o nutnosti převodu archivu do WARC</text:p>
      <text:h text:style-name="P26"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8"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11">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1944311232"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h text:style-name="P28"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9">Dále probíhal vývoj nových nástrojů. Jedná se konkrétně o:</text:p>
      <text:list xml:id="list1757552400" text:continue-numbering="true" text:style-name="List_20_1">
        <text:list-item>
          <text:p text:style-name="P30">Dublin Core Metadata Generator</text:p>
        </text:list-item>
        <text:list-item>
          <text:p text:style-name="P30">Generátor UR</text:p>
        </text:list-item>
        <text:list-item>
          <text:p text:style-name="P30">Kalkulátor MD5 </text:p>
        </text:list-item>
        <text:list-item>
          <text:p text:style-name="P30"><text:soft-page-break/>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20">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6">Zpráva se mi bohužel nepoved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9">Projekt byl řešen v rámci projektu <text:span text:style-name="T4">Budování vzájemně kompatibilních informačních systémů pro přístup k heterogenním informačním zdrojům a jejich zastřešení prostřednictvím Jednotné informační brány</text:span>.</text:p>
      <text:p text:style-name="P9">Tým se zabýval analýzou možností dalšího vývoje softwaru pro tvorbu metadat, jednoznačné identifikace dokumentů, stahování webových zdrojů a jejich ukládání. Dále možnostmi trvalého a efektivního přístupu k uloženým datům.</text:p>
      <text:p text:style-name="P9">Bylo potřeba monitorovat vývoj technologií – zejména standardů pro metadata a formáty. Byly budovány tématické brány a Konspekt. WebArchiv užíval již dříve zmínění nástroje jako NEDLIB, Heritrix. </text:p>
      <text:p text:style-name="P10">„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9">Projekt je i nadále řešen v rámci stejného projektu jako v roce 2004 a <text:s/>pokračuje v podstatě ve stejných kolejích. </text:p>
      <text:p text:style-name="P9">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text:soft-page-break/>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699533672" text:continue-numbering="true" text:style-name="List_20_1">
        <text:list-item>
          <text:p text:style-name="Contents_20_1">NutchWAX</text:p>
        </text:list-item>
        <text:list-item>
          <text:p text:style-name="Contents_20_1">WayBack</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31">Heritrix</text:p>
        </text:list-item>
        <text:list-item>
          <text:p text:style-name="P31">DeDuplicator </text:p>
        </text:list-item>
      </text:list>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9">Tým také pracuje na lokalizaci užívaných nástrojů. Prozkoumává se i možnost průběžné analýzy sklizně. </text:p>
      <text:p text:style-name="P9">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6">. Zpracoval jí Ivan Vlček.</text:span></text:span></text:p>
      <text:p text:style-name="P9">Aktuální je i problém změny legislativy týkající se uchovávání elektronických informačních zdrojů. Tento problém úzce souvisí s licencí Creative Commons. Licencí Creative Commons se též zabývám v jiné části své práce.</text:p>
      <text:p text:style-name="P9">V tomto roce také došlo k havárii, která způsobila ztrátu množství dat v archivu. Ze zhruba 4,4 TB dat <text:soft-page-break/>zůstalo nepoškozeno 3,8 TB dat. Ztracená data navíc zastupovala archívy ze všech proběhlých sklizní. 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P6">Celkový obsah stažených a archivovaných dat se blížil 12,4 TB, což představuje obrovský nárůst oproti předchozím letům. To vše důsledkem instalace nových serverů.</text:p>
      <text:p text:style-name="P6">(Je možný tak obrovský nárůst?!!!)</text:p>
      <text:h text:style-name="Heading_20_3" text:outline-level="3">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VMWARE servery. Pokračuje též pravidelné <text:soft-page-break/>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8"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6">Množství stažených dat se v tomto roce blížil 16, 8 TB dat.</text:p>
      <text:h text:style-name="P28" text:outline-level="2">Stav projektu</text:h>
      <text:h text:style-name="Heading_20_3" text:outline-level="3">Současný obsah databáze WebArchivu<text:note text:id="ftn29" text:note-class="footnote"><text:note-citation>29</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3"/>
      <text:p text:style-name="P2"><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T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CZ 2009</text:p>
          </table:table-cell>
          <table:table-cell table:style-name="Table1.A1" office:value-type="string">
            <text:p text:style-name="Table_20_Contents">průběh roku</text:p>
          </table:table-cell>
          <table:table-cell table:style-name="Table1.A1" office:value-type="string">
            <text:p text:style-name="Table_20_Contents">288 506 736</text:p>
          </table:table-cell>
          <table:table-cell table:style-name="Table1.A1" office:value-type="string">
            <text:p text:style-name="Table_20_Contents">12 400 000</text:p>
          </table:table-cell>
        </table:table-row>
        <table:table-row table:style-name="Table1.2">
          <table:table-cell table:style-name="Table1.A1" office:value-type="string">
            <text:p text:style-name="Table_20_Contents">CZ 2010</text:p>
          </table:table-cell>
          <table:table-cell table:style-name="Table1.A1" office:value-type="string">
            <text:p text:style-name="Table_20_Contents">Průběh roku</text:p>
          </table:table-cell>
          <table:table-cell table:style-name="Table1.A1" office:value-type="string">
            <text:p text:style-name="Table_20_Contents">317 691 065</text:p>
          </table:table-cell>
          <table:table-cell table:style-name="Table1.A1" office:value-type="string">
            <text:p text:style-name="Table_20_Contents">16 700 000</text:p>
          </table:table-cell>
        </table:table-row>
        <table:table-row>
          <table:table-cell table:style-name="Table1.A1" office:value-type="string">
            <text:p text:style-name="P5"/>
          </table:table-cell>
          <table:table-cell table:style-name="Table1.A1" office:value-type="string">
            <text:p text:style-name="Table_20_Contents">CELKEM:</text:p>
          </table:table-cell>
          <table:table-cell table:style-name="Table1.A1" office:value-type="string">
            <text:p text:style-name="Table_20_Contents"/>
          </table:table-cell>
          <table:table-cell table:style-name="Table1.A1" office:value-type="string">
            <text:p text:style-name="Table_20_Contents">41 000 000</text:p>
          </table:table-cell>
        </table:table-row>
      </table:table>
      <text:p text:style-name="Text_20_body"/>
      <text:p text:style-name="P6">KOLIK TOHO JE TEDY DOHROMADY????!!!!! AKTUALIZUJ TABLE</text:p>
      <text:p text:style-name="P22"><text:span text:style-name="T13">Ahoj</text:span><text:line-break/><text:line-break/><text:span text:style-name="T13">Mne to vyjelo tohle:</text:span><text:line-break/><text:line-break/><text:span text:style-name="T13">965G archiv_05</text:span><text:line-break/><text:span text:style-name="T13">2.3T archiv_06</text:span><text:line-break/><text:span text:style-name="T13">3.1T archiv_07</text:span><text:line-break/><text:span text:style-name="T13">4.0T archiv_08</text:span><text:line-break/><text:span text:style-name="T13">9.3T archiv_09</text:span><text:line-break/><text:span text:style-name="T13">16T archiv_10</text:span><text:line-break/><text:span text:style-name="T13">6.1T archiv_11</text:span><text:line-break/><text:line-break/><text:span text:style-name="T13">Vasek</text:span></text:p>
      <text:p text:style-name="Text_20_body">41T</text:p>
      <text:p text:style-name="Text_20_body"/>
      <text:p text:style-name="P21">(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30" text:note-class="footnote"><text:note-citation>30</text:note-citation><text:note-body><text:p text:style-name="Footnote">Webové stránky projektu: http://creativecommons.org/</text:p></text:note-body></text:note>. Jedná se o mezinárodní licenční standart, pomocí kterého může autor elektronického díla poskytnout své dílo k veřejnému užití <text:soft-page-break/>jiným osobám.<text:note text:id="ftn31" text:note-class="footnote"><text:note-citation>31</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32" text:note-class="footnote"><text:note-citation>32</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3" text:note-class="footnote"><text:note-citation>33</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4" text:note-class="footnote"><text:note-citation>34</text:note-citation><text:note-body><text:p text:style-name="Footnote">http://www.webarchiv.cz/ccinfo/</text:p></text:note-body></text:note> <text:note text:id="ftn35" text:note-class="footnote"><text:note-citation>35</text:note-citation><text:note-body><text:p text:style-name="Footnote">Webové stránky lokalizovaného projektu: http://www.creativecommons.cz/</text:p></text:note-body></text:note> WebArchiv na svých stránkách přímo poskytuje návod<text:note text:id="ftn36" text:note-class="footnote"><text:note-citation>36</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7" text:note-class="footnote"><text:note-citation>37</text:note-citation><text:note-body><text:p text:style-name="Footnote">http://www.webarchiv.cz/partneri-projektu/</text:p></text:note-body></text:note></text:h>
      <text:p text:style-name="P4"><text:span text:style-name="T1">Moravská zemská knihovna</text:span><text:span text:style-name="T1"><text:note text:id="ftn38" text:note-class="footnote"><text:note-citation>38</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P19"><text:span text:style-name="T1">Ústav výpočetní techniky Masarykovy univerzity</text:span><text:span text:style-name="T1"><text:note text:id="ftn39" text:note-class="footnote"><text:note-citation>39</text:note-citation><text:note-body><text:p text:style-name="Footnote">Bližší informace dostupné na http://www.muni.cz/ics</text:p></text:note-body></text:note></text:span><text:span text:style-name="T6"> – Zabývá se výzkumem v oboru digitálních knihoven, zpracování a uchování multimédií. Jedná se o ústav Masarykovy univerzity.</text:span></text:p>
      <text:p text:style-name="P19"><text:span text:style-name="T1">CZ.NIC</text:span><text:span text:style-name="T1"><text:note text:id="ftn40" text:note-class="footnote"><text:note-citation>40</text:note-citation><text:note-body><text:p text:style-name="Footnote">Bližší informace dostupnost na http://www.nic.cz/</text:p></text:note-body></text:note></text:span><text:span text:style-name="T6"> – Poskytuje WebArchivu seznam domén pro celoplošné sklizně v rámci domény .CZ.</text:span></text:p>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41" text:note-class="footnote"><text:note-citation>41</text:note-citation><text:note-body><text:p text:style-name="Footnote">http://www.webarchiv.cz/vydavatele/</text:p></text:note-body></text:note></text:p>
      <text:p text:style-name="Text_20_body">V současné době má WebArchiv uzavřené smlouvy se zhruba 2932 autory webových stránek v <text:soft-page-break/>prostředí domény .CZ. Bližší informace o smlouvách jsou samozřejmě k dohledání na stránkách projektu<text:note text:id="ftn42" text:note-class="footnote"><text:note-citation>42</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3" text:note-class="footnote"><text:note-citation>43</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4" text:note-class="footnote"><text:note-citation>44</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5" text:note-class="footnote"><text:note-citation>45</text:note-citation><text:note-body><text:p text:style-name="Footnote">Dostupný na: http://www.archive.org/</text:p></text:note-body></text:note>.</text:p>
      <text:h text:style-name="P28" text:outline-level="2">Dostupnost informací o projektu</text:h>
      <text:p text:style-name="Text_20_body">O projektu WebArchiv se lze dočíst na stránkách Národní digitální knihovny<text:note text:id="ftn46" text:note-class="footnote"><text:note-citation>46</text:note-citation><text:note-body><text:p text:style-name="Footnote"><text:a xlink:type="simple" xlink:href="http://www.ndk.cz/webarchiv">http://www.ndk.cz/webarchiv</text:a></text:p></text:note-body></text:note>, která projekt řeší a samozřejmě na stránkách WebArchivu<text:note text:id="ftn47" text:note-class="footnote"><text:note-citation>47</text:note-citation><text:note-body><text:p text:style-name="Footnote">http://www.webarchiv.cz</text:p></text:note-body></text:note>. K nalezení jsou jak tiskové zprávy, z kterých jsem čerpal při popisování stavu projektu a jeho cílech a záměrech, tak další dokumenty<text:note text:id="ftn48" text:note-class="footnote"><text:note-citation>48</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2">Projektem WebArchiv se také intenzivně zajímá například Elektronický časopis o informační společnosti – Ikaros<text:note text:id="ftn49" text:note-class="footnote"><text:note-citation>49</text:note-citation><text:note-body><text:p text:style-name="Footnote">Přístupný na: <text:a xlink:type="simple" xlink:href="http://www.ikaros.cz/">http://www.ikaros.cz/</text:a></text:p></text:note-body></text:note>.</text:p>
      <text:p text:style-name="P9">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0" text:note-class="footnote"><text:note-citation>50</text:note-citation><text:note-body><text:p text:style-name="Footnote">http://www.ndk.cz/narodni-dk</text:p></text:note-body></text:note> nelze nalézt prakticky žádné informace.</text:p>
      <text:h text:style-name="P28" text:outline-level="2">Kritéria výběru webových zdrojů<text:span text:style-name="T2"><text:note text:id="ftn51" text:note-class="footnote"><text:note-citation>51</text:note-citation><text:note-body><text:p text:style-name="Footnote"><text:a xlink:type="simple" xlink:href="http://www.webarchiv.cz/kriteria/">http://www.webarchiv.cz/kriteria/</text:a></text:p></text:note-body></text:note></text:span></text:h>
      <text:p text:style-name="P9">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9">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2" text:note-class="footnote"><text:note-citation>52</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53" text:note-class="footnote"><text:note-citation>53</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ivovaných v rámci Konspektu je vyhledatelný na webových stránkách WebArchivu<text:note text:id="ftn54" text:note-class="footnote"><text:note-citation>54</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text:soft-page-break/>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5" text:note-class="footnote"><text:note-citation>55</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6" text:note-class="footnote"><text:note-citation>56</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8"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7" text:note-class="footnote"><text:note-citation>57</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pan text:style-name="Strong_20_Emphasis">Identifikace a omezení přístupu k "nevhodným" stránkám ve webovém archivu</text:span><text:span text:style-name="Strong_20_Emphasis"><text:note text:id="ftn58" text:note-class="footnote"><text:note-citation>58</text:note-citation><text:note-body><text:p text:style-name="Footnote">Práce dostupná na: http://is.muni.cz/th/172849/fi_b/</text:p></text:note-body></text:note></text:span></text:h>
      <text:p text:style-name="Text_20_body"><text:span text:style-name="Strong_20_Emphasis"><text:span text:style-name="T6">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59" text:note-class="footnote"><text:note-citation>59</text:note-citation><text:note-body><text:p text:style-name="Footnote">Práce dostupná na: http://is.muni.cz/th/172585/fi_b/</text:p></text:note-body></text:note></text:span></text:h>
      <text:p text:style-name="Text_20_body"><text:span text:style-name="Strong_20_Emphasis"><text:span text:style-name="T6">Tato bakalářská práce měla za cíl vytvořit nástroj pro Rozpoznání a archivace českého webu mimo </text:span></text:span><text:soft-page-break/><text:span text:style-name="Strong_20_Emphasis"><text:span text:style-name="T6">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60" text:note-class="footnote"><text:note-citation>60</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pan text:style-name="Strong_20_Emphasis">Bibliografický popis elektronických online zdrojů v zahraniční a domácí katalogizační praxi</text:span><text:span text:style-name="Strong_20_Emphasis"><text:note text:id="ftn61" text:note-class="footnote"><text:note-citation>61</text:note-citation><text:note-body><text:p text:style-name="Footnote">Práce dostupná na: http://www.webarchiv.cz/files/dokumenty/ostatni/DPjelinkova2006.pdf</text:p></text:note-body></text:note></text:span></text:h>
      <text:p text:style-name="Text_20_body"><text:span text:style-name="Strong_20_Emphasis"><text:span text:style-name="T6">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span text:style-name="Strong_20_Emphasis"><text:note text:id="ftn62" text:note-class="footnote"><text:note-citation>62</text:note-citation><text:note-body><text:p text:style-name="Footnote">Práce dostupná na: http://is.muni.cz/th/49968/fi_m</text:p></text:note-body></text:note></text:span></text:h>
      <text:p text:style-name="Text_20_body"><text:span text:style-name="Strong_20_Emphasis"><text:span text:style-name="T6">Diplomovou práci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text:p>
      <text:p text:style-name="Text_20_body">Práce byla implementována, začleněna mezi ostatní nástroje.</text:p>
      <text:h text:style-name="Heading_20_3" text:outline-level="3"><text:soft-page-break/><text:span text:style-name="Strong_20_Emphasis">Strategie archivace elektronických online zdrojů a politika jejich výběru do digitálního archivu (se zaměřením na český systém WebArchiv)</text:span><text:span text:style-name="Strong_20_Emphasis"><text:note text:id="ftn63" text:note-class="footnote"><text:note-citation>63</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8" text:outline-level="2">Nástroje související s projektem WebArchiv</text:h>
      <text:h text:style-name="Heading_20_3" text:outline-level="3">APACHE TOMCAT<text:note text:id="ftn64" text:note-class="footnote"><text:note-citation>64</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h text:style-name="Heading_20_3" text:outline-level="3">ARCRetriever</text:h>
      <text:p text:style-name="P9">„Arcretriever je modul pro dodání dokumentu, jenž je součástí systému WERA. Java web aplikace na základe jména archivního souboru a pozice (offsetu) zobrazuje dokumenty vrácené z archivu.“ <text:note text:id="ftn65" text:note-class="footnote"><text:note-citation>65</text:note-citation><text:note-body><text:p text:style-name="Footnote">http://is.muni.cz/th/49968/fi_m</text:p></text:note-body></text:note> Tento nástroj byl používán ve WebArchivu v kombinaci s nástrojem WERA a NutchWAX.</text:p>
      <text:h text:style-name="Heading_20_3" text:outline-level="3">DeDuplicator <text:note text:id="ftn66" text:note-class="footnote"><text:note-citation>66</text:note-citation><text:note-body><text:p text:style-name="Footnote">http://deduplicator.sourceforge.net/</text:p></text:note-body></text:note></text:h>
      <text:p text:style-name="P18">Jedná se o modul programu Heritrix, který má na starost zachytávání duplicitních souborů v rámci série sklizní. Modul vyvíj<text:span text:style-name="T14">í</text:span><text:span text:style-name="T8"> National and University Library of Iceland. Nástroj byl poprvé nasazen při sklizni v roce 2010, funguje tak, že kontroluje duplicitu archivovaných souborů, které mají jiný mimetype než html/text.</text:span></text:p>
      <text:p text:style-name="P16">Pro tuto bakalářskou práci je důležitý právě proto, že při převodu ARC do WARC umožňuje minimalizovat počet duplicitních archivovaných souborů. </text:p>
      <text:h text:style-name="Heading_20_3" text:outline-level="3">HERITRIX<text:note text:id="ftn67" text:note-class="footnote"><text:note-citation>67</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6">(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text:span></text:span><text:soft-page-break/><text:span text:style-name="Strong_20_Emphasis"><text:span text:style-name="T6">Identifikace a omezení přístupu k "nevhodným" stránkám ve webovém archivu</text:span></text:span><text:span text:style-name="Strong_20_Emphasis"><text:span text:style-name="T6"><text:note text:id="ftn68" text:note-class="footnote"><text:note-citation>68</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P29" text:outline-level="3">JHOVE<text:note text:id="ftn69" text:note-class="footnote"><text:note-citation>69</text:note-citation><text:note-body><text:p text:style-name="Footnote">http://sourceforge.net/projects/jhove/</text:p></text:note-body></text:note></text:h>
      <text:p text:style-name="P6">Tento program slouží k identifikaci a validaci souborů. Program disponuje množstvím modulů pro rozpoznávání formátů souborů. Pro mou práci je rozhodující pro analýzu obsahu archivů při převodu z ARC do WARC.</text:p>
      <text:p text:style-name="P6">Podrobně se budu tímto programem zabývat části věnované migraci archivů.</text:p>
      <text:h text:style-name="P29" text:outline-level="3">JHOVE2<text:note text:id="ftn70" text:note-class="footnote"><text:note-citation>70</text:note-citation><text:note-body><text:p text:style-name="Footnote">https://bitbucket.org/jhove2/</text:p></text:note-body></text:note></text:h>
      <text:p text:style-name="P6">Tento program je novější verzí již zmíněného programu JHOVE. Podrobně se budu tímto programem zabývat části věnované migraci archivů.</text:p>
      <text:p text:style-name="P6">(Doplň)</text:p>
      <text:h text:style-name="P29" text:outline-level="3">A další verze JHOVE2<text:note text:id="ftn71" text:note-class="footnote"><text:note-citation>71</text:note-citation><text:note-body><text:p text:style-name="Footnote">https://bitbucket.org/lbihanic/jhove2-bnf/</text:p></text:note-body></text:note></text:h>
      <text:p text:style-name="P6">Nějak je rozsoudit!</text:p>
      <text:h text:style-name="Heading_20_3" text:outline-level="3">NetarchiveSuite<text:note text:id="ftn72" text:note-class="footnote"><text:note-citation>72</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ský archiv webových zdrojů<text:note text:id="ftn73" text:note-class="footnote"><text:note-citation>73</text:note-citation><text:note-body><text:p text:style-name="Footnote">Dostupné na: http.//netarchive.dk</text:p></text:note-body></text:note> vznikl v roce 2005 a do dnes obsahuje téměř 160TB dat.</text:p>
      <text:h text:style-name="Heading_20_3" text:outline-level="3">NutchWAX<text:note text:id="ftn74" text:note-class="footnote"><text:note-citation>74</text:note-citation><text:note-body><text:p text:style-name="Footnote">http://archive-access.sourceforge.net/projects/nutch/</text:p></text:note-body></text:note></text:h>
      <text:p text:style-name="P15">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9"><text:span text:style-name="T9">NutchWAX je součást projektu Nutch</text:span><text:span text:style-name="T9"><text:note text:id="ftn75" text:note-class="footnote"><text:note-citation>75</text:note-citation><text:note-body><text:p text:style-name="Footnote">http://nutch.sourceforge.net/docs/en/</text:p></text:note-body></text:note></text:span><text:span text:style-name="T9">. Nutch je projekt, který zahrnuje nástroje pro archivaci a vyhledávání webových zdrojů včetně práce s ARC soubory atd. Dá se říci, že Nutch nabízí komplexní řešení problematiky archivace webových zdrojů, přesto jej WebArchiv nevyužívá.</text:span></text:p>
      <text:h text:style-name="Heading_20_3" text:outline-level="3">WA ADMIN</text:h>
      <text:p text:style-name="P9"><text:span text:style-name="T15">V roce 2009 realizoval Adam Brokeš WA Admin v2 v rámci své bakalářské práce s názvem Systém </text:span><text:soft-page-break/><text:span text:style-name="T15">pro správu procesu archivace webových informačních zdrojů77. WA Admin v2 nahradil nástroj vytvořený Lukášem Matějkou a stejně jako WA Admin sloužil pro </text:span><text:span text:style-name="T10">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76" text:note-class="footnote"><text:note-citation>76</text:note-citation><text:note-body><text:p text:style-name="Footnote">Práce dostupná na: http://is.muni.cz/th/49968/fi_m</text:p></text:note-body></text:note></text:span></text:span><text:span text:style-name="T3">.</text:span><text:span text:style-name="T2"> Nástroj sloužil pro průběžnou sklizeň a indexaci stažených webevých zdrojů. Podrobněji se nástrojem zabývám v kapitole, která se týká starších prací.</text:span></text:p>
      <text:h text:style-name="Heading_20_3" text:outline-level="3">WARC-TOOLS<text:note text:id="ftn77" text:note-class="footnote"><text:note-citation>77</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Samotnou práci s tímto nástrojem více rozvedu v té části bakalářské práce, kde se věnuji samotnému převodu ARC souborů do WARC.</text:p>
      <text:h text:style-name="Heading_20_3" text:outline-level="3">WARC-TOOLS / HANZO<text:note text:id="ftn78" text:note-class="footnote"><text:note-citation>78</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h text:style-name="Heading_20_3" text:outline-level="3">WAYBACK<text:note text:id="ftn79" text:note-class="footnote"><text:note-citation>79</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p text:style-name="P6">Přidám screenshoty, zobrazený webovky a třeba časové osy atd.</text:p>
      <text:h text:style-name="Heading_20_3" text:outline-level="3"><text:soft-page-break/>WAXToolbar<text:note text:id="ftn80" text:note-class="footnote"><text:note-citation>80</text:note-citation><text:note-body><text:p text:style-name="Footnote">http://archive-access.sourceforge.net/projects/waxtoolbar/</text:p></text:note-body></text:note></text:h>
      <text:p text:style-name="P14">Jedná se o rozšíření pro prohlížeč Mozilla Firefox, které má usnadnit prohlížení webového archivu pomocí nástroje WayBack, bohužel byla vydána pouze jedna verze tohoto rozšíření a to v roce 2006. Se současnou verzí prohlížeče Mozilla Firefox není samozřejmě kompatibilní.</text:p>
      <text:h text:style-name="Heading_20_3" text:outline-level="3">WebAnalyzer </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národní doménu</text:span></text:span><text:span text:style-name="Strong_20_Emphasis"><text:span text:style-name="T6"><text:note text:id="ftn81" text:note-class="footnote"><text:note-citation>81</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note text:id="ftn82" text:note-class="footnote"><text:note-citation>82</text:note-citation><text:note-body><text:p text:style-name="Footnote">http://webcurator.sourceforge.net/</text:p></text:note-body></text:note></text:h>
      <text:p text:style-name="Text_20_body"><text:span text:style-name="T15">Nástroj vyvinutý v roce 2006</text:span><text:span text:style-name="T12">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Heading_20_3" text:outline-level="3">WERA<text:note text:id="ftn83" text:note-class="footnote"><text:note-citation>83</text:note-citation><text:note-body><text:p text:style-name="Footnote">http://archive-access.sourceforge.net/projects/wera/</text:p></text:note-body></text:note></text:h>
      <text:p text:style-name="Text_20_body">Nástroj na vyhledávání webových zdrojů v archivu. Byl je v projektu WebArchiv v kombinaci s nástroji NutchWAX a <text:span text:style-name="T11">ARCRetriever. Od roku 2007 je napojen přímo na webové stránky WebArchivu a umožňuje tedy fulltextové vyhledávání a archivu stažených stránek. oku 2007.</text:span></text:p>
      <text:h text:style-name="P26" text:outline-level="1">Převod dat z formátu ARC do formátu WARC</text:h>
      <text:h text:style-name="Heading_20_2" text:outline-level="2">Převod</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6">(Tady uvedu nějakej vzorovej převod, už jsem nějakej uložil do složky „/PRILOHY“ v projektu)</text:p>
      <text:p text:style-name="P6">PROZATIM JSEM SI „HRAL“ S APLIKACEMA HERITRIX, WAYBACK, WARC-TOOLS JHOVE, CDR-INDEX. VE SLOZCE „/PRILOHY“ JSOU Z TOHO VYSLEDKY. </text:p>
      <text:p text:style-name="P6">Také jsem pracoval s nástroji HANZO / WARC-TOOLS </text:p>
      <text:p text:style-name="P6">Zjistil jsem, že vytváří warc archivy na jiné verzi.</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4" text:note-class="footnote"><text:note-citation>84</text:note-citation><text:note-body><text:p text:style-name="Footnote"><text:a xlink:type="simple" xlink:href="http://www.archive.org/web/researcher/ArcFileFormat.php">http://www.archive.org/web/researcher/ArcFileFormat.php</text:a></text:p></text:note-body></text:note>.</text:p>
      <text:p text:style-name="P6">(Sem vložím printscreen výpisu hlavičky nějakého archivu)</text:p>
      <text:h text:style-name="Heading_20_4" text:outline-level="4">Výhody ARC</text:h>
      <text:p text:style-name="P6">(Musím přesně nastudovat)</text:p>
      <text:h text:style-name="Heading_20_4" text:outline-level="4">Nevýhody ARC</text:h>
      <text:p text:style-name="P6">(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text:soft-page-break/>je součásti programu WAYBACK. </text:p>
      <text:p text:style-name="P6">(Sem vložím printscreen nějakého CDX indexu)</text:p>
      <text:p text:style-name="P9">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85" text:note-class="footnote"><text:note-citation>85</text:note-citation><text:note-body><text:p text:style-name="Footnote">http://is.muni.cz/th/173018/fi_m/</text:p></text:note-body></text:note>.</text:p>
      <text:p text:style-name="P6">(Mám dát více informací?)</text:p>
      <text:p text:style-name="P6">Další zdroje:</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p text:style-name="Text_20_body"/>
      <text:h text:style-name="P28" text:outline-level="2">Formát WARC</text:h>
      <text:h text:style-name="Heading_20_4" text:outline-level="4">Popis standardu WARC</text:h>
      <text:p text:style-name="Text_20_body"/>
      <text:p text:style-name="P6">(Sem vložím printscreen výpisu hlavičky nějakého archivu)</text:p>
      <text:h text:style-name="Heading_20_4" text:outline-level="4">Výhody WARC</text:h>
      <text:p text:style-name="Text_20_body"/>
      <text:h text:style-name="Heading_20_4" text:outline-level="4">Nevýhody WARC</text:h>
      <text:p text:style-name="P6">(Musím přesně nastudovat)</text:p>
      <text:h text:style-name="Heading_20_4" text:outline-level="4">Plánované využití do budoucna</text:h>
      <text:p text:style-name="P6">(Musím přesně nastudovat)</text:p>
      <text:p text:style-name="Text_20_body"/>
      <text:p text:style-name="P6">(Mám dát více informací?)</text:p>
      <text:p text:style-name="P6">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6" text:outline-level="1">Stav WebArchivu podrobně – analýzy, která provedu jako výzkum z převodu</text:h>
      <text:p text:style-name="P7">Samotná práce – převod a jeho analýza.</text:p>
      <text:h text:style-name="P26" text:outline-level="1">Závěr</text:h>
      <text:h text:style-name="P26"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
      <text:p text:style-name="Standard"/>
      <text:p text:style-name="Standard"><text:a xlink:type="simple" xlink:href="http://raptor.webarchiv.cz:8000/trac/wiki/WikiStart">http://raptor.webarchiv.cz:8000/trac/wiki/WikiStart</text:a></text:p>
      <text:h text:style-name="P26"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fo:text-align="justify" style:justify-single-word="false"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401</meta:generator>
    <dc:date>2011-10-03T02:07:17</dc:date>
    <dc:creator>Martin Prokop</dc:creator>
    <meta:editing-duration>P2DT22M33S</meta:editing-duration>
    <meta:editing-cycles>750</meta:editing-cycles>
    <meta:document-statistic meta:table-count="1" meta:image-count="0" meta:object-count="0" meta:page-count="34" meta:paragraph-count="425" meta:word-count="6426" meta:character-count="46353"/>
  </office:meta>
</office:document-meta>
</file>